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9.51pt"/>
    </style:style>
    <style:style style:name="co4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row table:style-name="ro3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40462" calcext:value-type="float">
            <text:p>40462</text:p>
          </table:table-cell>
          <table:table-cell office:value-type="float" office:value="40617" calcext:value-type="float">
            <text:p>4061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0757" calcext:value-type="float">
            <text:p>40757</text:p>
          </table:table-cell>
          <table:table-cell office:value-type="float" office:value="40834" calcext:value-type="float">
            <text:p>4083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0834" calcext:value-type="float">
            <text:p>40834</text:p>
          </table:table-cell>
          <table:table-cell office:value-type="float" office:value="40918" calcext:value-type="float">
            <text:p>4091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0918" calcext:value-type="float">
            <text:p>40918</text:p>
          </table:table-cell>
          <table:table-cell office:value-type="float" office:value="41022" calcext:value-type="float">
            <text:p>4102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1022" calcext:value-type="float">
            <text:p>41022</text:p>
          </table:table-cell>
          <table:table-cell office:value-type="float" office:value="41215" calcext:value-type="float">
            <text:p>4121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1264" calcext:value-type="float">
            <text:p>41264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1400" calcext:value-type="float">
            <text:p>41400</text:p>
          </table:table-cell>
          <table:table-cell office:value-type="float" office:value="41562" calcext:value-type="float">
            <text:p>41562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41706" calcext:value-type="float">
            <text:p>41706</text:p>
          </table:table-cell>
          <table:table-cell office:value-type="float" office:value="41766" calcext:value-type="float">
            <text:p>4176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1562" calcext:value-type="float">
            <text:p>41562</text:p>
          </table:table-cell>
          <table:table-cell office:value-type="float" office:value="41784" calcext:value-type="float">
            <text:p>41784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41818" calcext:value-type="float">
            <text:p>41818</text:p>
          </table:table-cell>
          <table:table-cell office:value-type="float" office:value="41871" calcext:value-type="float">
            <text:p>4187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1784" calcext:value-type="float">
            <text:p>41784</text:p>
          </table:table-cell>
          <table:table-cell office:value-type="float" office:value="42132" calcext:value-type="float">
            <text:p>4213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2208" calcext:value-type="float">
            <text:p>42208</text:p>
          </table:table-cell>
          <table:table-cell office:value-type="float" office:value="42259" calcext:value-type="float">
            <text:p>4225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2259" calcext:value-type="float">
            <text:p>42259</text:p>
          </table:table-cell>
          <table:table-cell office:value-type="float" office:value="42827" calcext:value-type="float">
            <text:p>4282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2827" calcext:value-type="float">
            <text:p>42827</text:p>
          </table:table-cell>
          <table:table-cell office:value-type="float" office:value="42941" calcext:value-type="float">
            <text:p>4294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2941" calcext:value-type="float">
            <text:p>42941</text:p>
          </table:table-cell>
          <table:table-cell office:value-type="float" office:value="43193" calcext:value-type="float">
            <text:p>43193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42941" calcext:value-type="float">
            <text:p>42941</text:p>
          </table:table-cell>
          <table:table-cell office:value-type="float" office:value="43193" calcext:value-type="float">
            <text:p>4319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3193" calcext:value-type="float">
            <text:p>43193</text:p>
          </table:table-cell>
          <table:table-cell office:value-type="float" office:value="43265" calcext:value-type="float">
            <text:p>4326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3265" calcext:value-type="float">
            <text:p>43265</text:p>
          </table:table-cell>
          <table:table-cell office:value-type="float" office:value="43441" calcext:value-type="float">
            <text:p>4344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3790" calcext:value-type="float">
            <text:p>43790</text:p>
          </table:table-cell>
          <table:table-cell office:value-type="float" office:value="43936" calcext:value-type="float">
            <text:p>4393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3936" calcext:value-type="float">
            <text:p>43936</text:p>
          </table:table-cell>
          <table:table-cell office:value-type="float" office:value="44130" calcext:value-type="float">
            <text:p>4413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4130" calcext:value-type="float">
            <text:p>44130</text:p>
          </table:table-cell>
          <table:table-cell office:value-type="float" office:value="44168" calcext:value-type="float">
            <text:p>44168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44168" calcext:value-type="float">
            <text:p>44168</text:p>
          </table:table-cell>
          <table:table-cell office:value-type="float" office:value="44412" calcext:value-type="float">
            <text:p>4441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4412" calcext:value-type="float">
            <text:p>44412</text:p>
          </table:table-cell>
          <table:table-cell office:value-type="float" office:value="44494" calcext:value-type="float">
            <text:p>4449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4494" calcext:value-type="float">
            <text:p>44494</text:p>
          </table:table-cell>
          <table:table-cell office:value-type="float" office:value="44546" calcext:value-type="float">
            <text:p>4454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4546" calcext:value-type="float">
            <text:p>44546</text:p>
          </table:table-cell>
          <table:table-cell office:value-type="float" office:value="44666" calcext:value-type="float">
            <text:p>4466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4666" calcext:value-type="float">
            <text:p>44666</text:p>
          </table:table-cell>
          <table:table-cell office:value-type="float" office:value="44776" calcext:value-type="float">
            <text:p>4477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4776" calcext:value-type="float">
            <text:p>44776</text:p>
          </table:table-cell>
          <table:table-cell office:value-type="float" office:value="44909" calcext:value-type="float">
            <text:p>4490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4909" calcext:value-type="float">
            <text:p>44909</text:p>
          </table:table-cell>
          <table:table-cell office:value-type="float" office:value="45028" calcext:value-type="float">
            <text:p>4502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5028" calcext:value-type="float">
            <text:p>45028</text:p>
          </table:table-cell>
          <table:table-cell office:value-type="float" office:value="45100" calcext:value-type="float">
            <text:p>4510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5100" calcext:value-type="float">
            <text:p>45100</text:p>
          </table:table-cell>
          <table:table-cell office:value-type="float" office:value="45151" calcext:value-type="float">
            <text:p>4515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5151" calcext:value-type="float">
            <text:p>45151</text:p>
          </table:table-cell>
          <table:table-cell office:value-type="float" office:value="45191" calcext:value-type="float">
            <text:p>4519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5753" calcext:value-type="float">
            <text:p>45753</text:p>
          </table:table-cell>
          <table:table-cell office:value-type="float" office:value="45887" calcext:value-type="float">
            <text:p>4588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5887" calcext:value-type="float">
            <text:p>45887</text:p>
          </table:table-cell>
          <table:table-cell office:value-type="float" office:value="45977" calcext:value-type="float">
            <text:p>4597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5977" calcext:value-type="float">
            <text:p>45977</text:p>
          </table:table-cell>
          <table:table-cell office:value-type="float" office:value="46043" calcext:value-type="float">
            <text:p>46043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46077" calcext:value-type="float">
            <text:p>46077</text:p>
          </table:table-cell>
          <table:table-cell office:value-type="float" office:value="46102" calcext:value-type="float">
            <text:p>4610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6043" calcext:value-type="float">
            <text:p>46043</text:p>
          </table:table-cell>
          <table:table-cell office:value-type="float" office:value="46221" calcext:value-type="float">
            <text:p>4622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6221" calcext:value-type="float">
            <text:p>46221</text:p>
          </table:table-cell>
          <table:table-cell office:value-type="float" office:value="46287" calcext:value-type="float">
            <text:p>46287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46287" calcext:value-type="float">
            <text:p>46287</text:p>
          </table:table-cell>
          <table:table-cell office:value-type="float" office:value="46403" calcext:value-type="float">
            <text:p>46403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46482" calcext:value-type="float">
            <text:p>46482</text:p>
          </table:table-cell>
          <table:table-cell office:value-type="float" office:value="46507" calcext:value-type="float">
            <text:p>4650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6403" calcext:value-type="float">
            <text:p>46403</text:p>
          </table:table-cell>
          <table:table-cell office:value-type="float" office:value="46595" calcext:value-type="float">
            <text:p>46595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46595" calcext:value-type="float">
            <text:p>46595</text:p>
          </table:table-cell>
          <table:table-cell office:value-type="float" office:value="46663" calcext:value-type="float">
            <text:p>4666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6663" calcext:value-type="float">
            <text:p>46663</text:p>
          </table:table-cell>
          <table:table-cell office:value-type="float" office:value="46791" calcext:value-type="float">
            <text:p>4679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6791" calcext:value-type="float">
            <text:p>46791</text:p>
          </table:table-cell>
          <table:table-cell office:value-type="float" office:value="46965" calcext:value-type="float">
            <text:p>4696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7373" calcext:value-type="float">
            <text:p>47373</text:p>
          </table:table-cell>
          <table:table-cell office:value-type="float" office:value="47643" calcext:value-type="float">
            <text:p>4764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7643" calcext:value-type="float">
            <text:p>47643</text:p>
          </table:table-cell>
          <table:table-cell office:value-type="float" office:value="48196" calcext:value-type="float">
            <text:p>4819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8196" calcext:value-type="float">
            <text:p>48196</text:p>
          </table:table-cell>
          <table:table-cell office:value-type="float" office:value="48257" calcext:value-type="float">
            <text:p>4825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48257" calcext:value-type="float">
            <text:p>48257</text:p>
          </table:table-cell>
          <table:table-cell office:value-type="float" office:value="48816" calcext:value-type="float">
            <text:p>4881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8816" calcext:value-type="float">
            <text:p>48816</text:p>
          </table:table-cell>
          <table:table-cell office:value-type="float" office:value="48934" calcext:value-type="float">
            <text:p>4893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48934" calcext:value-type="float">
            <text:p>48934</text:p>
          </table:table-cell>
          <table:table-cell office:value-type="float" office:value="49182" calcext:value-type="float">
            <text:p>4918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49279" calcext:value-type="float">
            <text:p>49279</text:p>
          </table:table-cell>
          <table:table-cell office:value-type="float" office:value="49359" calcext:value-type="float">
            <text:p>4935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49359" calcext:value-type="float">
            <text:p>49359</text:p>
          </table:table-cell>
          <table:table-cell office:value-type="float" office:value="49443" calcext:value-type="float">
            <text:p>49443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49810" calcext:value-type="float">
            <text:p>49810</text:p>
          </table:table-cell>
          <table:table-cell office:value-type="float" office:value="49831" calcext:value-type="float">
            <text:p>4983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49443" calcext:value-type="float">
            <text:p>49443</text:p>
          </table:table-cell>
          <table:table-cell office:value-type="float" office:value="49967" calcext:value-type="float">
            <text:p>4996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0023" calcext:value-type="float">
            <text:p>50023</text:p>
          </table:table-cell>
          <table:table-cell office:value-type="float" office:value="50068" calcext:value-type="float">
            <text:p>5006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0068" calcext:value-type="float">
            <text:p>50068</text:p>
          </table:table-cell>
          <table:table-cell office:value-type="float" office:value="50147" calcext:value-type="float">
            <text:p>5014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0147" calcext:value-type="float">
            <text:p>50147</text:p>
          </table:table-cell>
          <table:table-cell office:value-type="float" office:value="50226" calcext:value-type="float">
            <text:p>5022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0258" calcext:value-type="float">
            <text:p>50258</text:p>
          </table:table-cell>
          <table:table-cell office:value-type="float" office:value="50314" calcext:value-type="float">
            <text:p>5031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0314" calcext:value-type="float">
            <text:p>50314</text:p>
          </table:table-cell>
          <table:table-cell office:value-type="float" office:value="50385" calcext:value-type="float">
            <text:p>5038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0385" calcext:value-type="float">
            <text:p>50385</text:p>
          </table:table-cell>
          <table:table-cell office:value-type="float" office:value="50451" calcext:value-type="float">
            <text:p>5045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0451" calcext:value-type="float">
            <text:p>50451</text:p>
          </table:table-cell>
          <table:table-cell office:value-type="float" office:value="50520" calcext:value-type="float">
            <text:p>5052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4226" calcext:value-type="float">
            <text:p>54226</text:p>
          </table:table-cell>
          <table:table-cell office:value-type="float" office:value="54374" calcext:value-type="float">
            <text:p>5437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4374" calcext:value-type="float">
            <text:p>54374</text:p>
          </table:table-cell>
          <table:table-cell office:value-type="float" office:value="54523" calcext:value-type="float">
            <text:p>5452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4629" calcext:value-type="float">
            <text:p>54629</text:p>
          </table:table-cell>
          <table:table-cell office:value-type="float" office:value="54730" calcext:value-type="float">
            <text:p>5473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4730" calcext:value-type="float">
            <text:p>54730</text:p>
          </table:table-cell>
          <table:table-cell office:value-type="float" office:value="55064" calcext:value-type="float">
            <text:p>5506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6346" calcext:value-type="float">
            <text:p>56346</text:p>
          </table:table-cell>
          <table:table-cell office:value-type="float" office:value="56411" calcext:value-type="float">
            <text:p>56411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6411" calcext:value-type="float">
            <text:p>56411</text:p>
          </table:table-cell>
          <table:table-cell office:value-type="float" office:value="56559" calcext:value-type="float">
            <text:p>5655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6559" calcext:value-type="float">
            <text:p>56559</text:p>
          </table:table-cell>
          <table:table-cell office:value-type="float" office:value="56739" calcext:value-type="float">
            <text:p>5673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6739" calcext:value-type="float">
            <text:p>56739</text:p>
          </table:table-cell>
          <table:table-cell office:value-type="float" office:value="56927" calcext:value-type="float">
            <text:p>5692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7327" calcext:value-type="float">
            <text:p>57327</text:p>
          </table:table-cell>
          <table:table-cell office:value-type="float" office:value="57416" calcext:value-type="float">
            <text:p>5741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7416" calcext:value-type="float">
            <text:p>57416</text:p>
          </table:table-cell>
          <table:table-cell office:value-type="float" office:value="57508" calcext:value-type="float">
            <text:p>5750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7508" calcext:value-type="float">
            <text:p>57508</text:p>
          </table:table-cell>
          <table:table-cell office:value-type="float" office:value="57602" calcext:value-type="float">
            <text:p>5760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7602" calcext:value-type="float">
            <text:p>57602</text:p>
          </table:table-cell>
          <table:table-cell office:value-type="float" office:value="57822" calcext:value-type="float">
            <text:p>5782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7822" calcext:value-type="float">
            <text:p>57822</text:p>
          </table:table-cell>
          <table:table-cell office:value-type="float" office:value="57999" calcext:value-type="float">
            <text:p>5799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7999" calcext:value-type="float">
            <text:p>57999</text:p>
          </table:table-cell>
          <table:table-cell office:value-type="float" office:value="58187" calcext:value-type="float">
            <text:p>5818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8187" calcext:value-type="float">
            <text:p>58187</text:p>
          </table:table-cell>
          <table:table-cell office:value-type="float" office:value="58373" calcext:value-type="float">
            <text:p>5837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58589" calcext:value-type="float">
            <text:p>58589</text:p>
          </table:table-cell>
          <table:table-cell office:value-type="float" office:value="58696" calcext:value-type="float">
            <text:p>5869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58696" calcext:value-type="float">
            <text:p>58696</text:p>
          </table:table-cell>
          <table:table-cell office:value-type="float" office:value="58848" calcext:value-type="float">
            <text:p>5884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8848" calcext:value-type="float">
            <text:p>58848</text:p>
          </table:table-cell>
          <table:table-cell office:value-type="float" office:value="58954" calcext:value-type="float">
            <text:p>5895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8954" calcext:value-type="float">
            <text:p>58954</text:p>
          </table:table-cell>
          <table:table-cell office:value-type="float" office:value="59248" calcext:value-type="float">
            <text:p>5924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59248" calcext:value-type="float">
            <text:p>59248</text:p>
          </table:table-cell>
          <table:table-cell office:value-type="float" office:value="59519" calcext:value-type="float">
            <text:p>5951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59519" calcext:value-type="float">
            <text:p>59519</text:p>
          </table:table-cell>
          <table:table-cell office:value-type="float" office:value="59763" calcext:value-type="float">
            <text:p>5976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0843" calcext:value-type="float">
            <text:p>60843</text:p>
          </table:table-cell>
          <table:table-cell office:value-type="float" office:value="60950" calcext:value-type="float">
            <text:p>6095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0950" calcext:value-type="float">
            <text:p>60950</text:p>
          </table:table-cell>
          <table:table-cell office:value-type="float" office:value="61054" calcext:value-type="float">
            <text:p>6105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1054" calcext:value-type="float">
            <text:p>61054</text:p>
          </table:table-cell>
          <table:table-cell office:value-type="float" office:value="61136" calcext:value-type="float">
            <text:p>6113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1136" calcext:value-type="float">
            <text:p>61136</text:p>
          </table:table-cell>
          <table:table-cell office:value-type="float" office:value="61370" calcext:value-type="float">
            <text:p>6137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1464" calcext:value-type="float">
            <text:p>61464</text:p>
          </table:table-cell>
          <table:table-cell office:value-type="float" office:value="61586" calcext:value-type="float">
            <text:p>6158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1586" calcext:value-type="float">
            <text:p>61586</text:p>
          </table:table-cell>
          <table:table-cell office:value-type="float" office:value="61825" calcext:value-type="float">
            <text:p>6182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2003" calcext:value-type="float">
            <text:p>62003</text:p>
          </table:table-cell>
          <table:table-cell office:value-type="float" office:value="62075" calcext:value-type="float">
            <text:p>6207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2075" calcext:value-type="float">
            <text:p>62075</text:p>
          </table:table-cell>
          <table:table-cell office:value-type="float" office:value="62154" calcext:value-type="float">
            <text:p>6215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2154" calcext:value-type="float">
            <text:p>62154</text:p>
          </table:table-cell>
          <table:table-cell office:value-type="float" office:value="62215" calcext:value-type="float">
            <text:p>6221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2215" calcext:value-type="float">
            <text:p>62215</text:p>
          </table:table-cell>
          <table:table-cell office:value-type="float" office:value="62455" calcext:value-type="float">
            <text:p>6245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2613" calcext:value-type="float">
            <text:p>62613</text:p>
          </table:table-cell>
          <table:table-cell office:value-type="float" office:value="62733" calcext:value-type="float">
            <text:p>6273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2733" calcext:value-type="float">
            <text:p>62733</text:p>
          </table:table-cell>
          <table:table-cell office:value-type="float" office:value="62913" calcext:value-type="float">
            <text:p>6291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3111" calcext:value-type="float">
            <text:p>63111</text:p>
          </table:table-cell>
          <table:table-cell office:value-type="float" office:value="63163" calcext:value-type="float">
            <text:p>6316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3163" calcext:value-type="float">
            <text:p>63163</text:p>
          </table:table-cell>
          <table:table-cell office:value-type="float" office:value="63225" calcext:value-type="float">
            <text:p>6322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3225" calcext:value-type="float">
            <text:p>63225</text:p>
          </table:table-cell>
          <table:table-cell office:value-type="float" office:value="63336" calcext:value-type="float">
            <text:p>6333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3336" calcext:value-type="float">
            <text:p>63336</text:p>
          </table:table-cell>
          <table:table-cell office:value-type="float" office:value="63616" calcext:value-type="float">
            <text:p>6361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3702" calcext:value-type="float">
            <text:p>63702</text:p>
          </table:table-cell>
          <table:table-cell office:value-type="float" office:value="63831" calcext:value-type="float">
            <text:p>6383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3831" calcext:value-type="float">
            <text:p>63831</text:p>
          </table:table-cell>
          <table:table-cell office:value-type="float" office:value="64015" calcext:value-type="float">
            <text:p>6401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5429" calcext:value-type="float">
            <text:p>65429</text:p>
          </table:table-cell>
          <table:table-cell office:value-type="float" office:value="65487" calcext:value-type="float">
            <text:p>6548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5487" calcext:value-type="float">
            <text:p>65487</text:p>
          </table:table-cell>
          <table:table-cell office:value-type="float" office:value="65621" calcext:value-type="float">
            <text:p>6562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5621" calcext:value-type="float">
            <text:p>65621</text:p>
          </table:table-cell>
          <table:table-cell office:value-type="float" office:value="65811" calcext:value-type="float">
            <text:p>6581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5811" calcext:value-type="float">
            <text:p>65811</text:p>
          </table:table-cell>
          <table:table-cell office:value-type="float" office:value="66096" calcext:value-type="float">
            <text:p>6609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7074" calcext:value-type="float">
            <text:p>67074</text:p>
          </table:table-cell>
          <table:table-cell office:value-type="float" office:value="67146" calcext:value-type="float">
            <text:p>6714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7146" calcext:value-type="float">
            <text:p>67146</text:p>
          </table:table-cell>
          <table:table-cell office:value-type="float" office:value="67252" calcext:value-type="float">
            <text:p>6725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7252" calcext:value-type="float">
            <text:p>67252</text:p>
          </table:table-cell>
          <table:table-cell office:value-type="float" office:value="67364" calcext:value-type="float">
            <text:p>67364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67438" calcext:value-type="float">
            <text:p>67438</text:p>
          </table:table-cell>
          <table:table-cell office:value-type="float" office:value="67481" calcext:value-type="float">
            <text:p>6748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7364" calcext:value-type="float">
            <text:p>67364</text:p>
          </table:table-cell>
          <table:table-cell office:value-type="float" office:value="67637" calcext:value-type="float">
            <text:p>67637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67364" calcext:value-type="float">
            <text:p>67364</text:p>
          </table:table-cell>
          <table:table-cell office:value-type="float" office:value="67637" calcext:value-type="float">
            <text:p>6763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7637" calcext:value-type="float">
            <text:p>67637</text:p>
          </table:table-cell>
          <table:table-cell office:value-type="float" office:value="67759" calcext:value-type="float">
            <text:p>6775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7759" calcext:value-type="float">
            <text:p>67759</text:p>
          </table:table-cell>
          <table:table-cell office:value-type="float" office:value="67855" calcext:value-type="float">
            <text:p>6785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7855" calcext:value-type="float">
            <text:p>67855</text:p>
          </table:table-cell>
          <table:table-cell office:value-type="float" office:value="68041" calcext:value-type="float">
            <text:p>6804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8405" calcext:value-type="float">
            <text:p>68405</text:p>
          </table:table-cell>
          <table:table-cell office:value-type="float" office:value="68491" calcext:value-type="float">
            <text:p>68491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8491" calcext:value-type="float">
            <text:p>68491</text:p>
          </table:table-cell>
          <table:table-cell office:value-type="float" office:value="68653" calcext:value-type="float">
            <text:p>6865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8653" calcext:value-type="float">
            <text:p>68653</text:p>
          </table:table-cell>
          <table:table-cell office:value-type="float" office:value="68751" calcext:value-type="float">
            <text:p>6875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8751" calcext:value-type="float">
            <text:p>68751</text:p>
          </table:table-cell>
          <table:table-cell office:value-type="float" office:value="68945" calcext:value-type="float">
            <text:p>68945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68755" calcext:value-type="float">
            <text:p>68755</text:p>
          </table:table-cell>
          <table:table-cell office:value-type="float" office:value="68957" calcext:value-type="float">
            <text:p>6895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9049" calcext:value-type="float">
            <text:p>69049</text:p>
          </table:table-cell>
          <table:table-cell office:value-type="float" office:value="69119" calcext:value-type="float">
            <text:p>6911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69119" calcext:value-type="float">
            <text:p>69119</text:p>
          </table:table-cell>
          <table:table-cell office:value-type="float" office:value="69291" calcext:value-type="float">
            <text:p>6929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9795" calcext:value-type="float">
            <text:p>69795</text:p>
          </table:table-cell>
          <table:table-cell office:value-type="float" office:value="69894" calcext:value-type="float">
            <text:p>6989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9894" calcext:value-type="float">
            <text:p>69894</text:p>
          </table:table-cell>
          <table:table-cell office:value-type="float" office:value="70064" calcext:value-type="float">
            <text:p>70064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69894" calcext:value-type="float">
            <text:p>69894</text:p>
          </table:table-cell>
          <table:table-cell office:value-type="float" office:value="70064" calcext:value-type="float">
            <text:p>7006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0064" calcext:value-type="float">
            <text:p>70064</text:p>
          </table:table-cell>
          <table:table-cell office:value-type="float" office:value="70454" calcext:value-type="float">
            <text:p>7045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0454" calcext:value-type="float">
            <text:p>70454</text:p>
          </table:table-cell>
          <table:table-cell office:value-type="float" office:value="70540" calcext:value-type="float">
            <text:p>7054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0608" calcext:value-type="float">
            <text:p>70608</text:p>
          </table:table-cell>
          <table:table-cell office:value-type="float" office:value="70674" calcext:value-type="float">
            <text:p>7067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0674" calcext:value-type="float">
            <text:p>70674</text:p>
          </table:table-cell>
          <table:table-cell office:value-type="float" office:value="70824" calcext:value-type="float">
            <text:p>7082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1160" calcext:value-type="float">
            <text:p>71160</text:p>
          </table:table-cell>
          <table:table-cell office:value-type="float" office:value="71239" calcext:value-type="float">
            <text:p>7123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1239" calcext:value-type="float">
            <text:p>71239</text:p>
          </table:table-cell>
          <table:table-cell office:value-type="float" office:value="71355" calcext:value-type="float">
            <text:p>71355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1535" calcext:value-type="float">
            <text:p>71535</text:p>
          </table:table-cell>
          <table:table-cell office:value-type="float" office:value="71605" calcext:value-type="float">
            <text:p>7160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3922" calcext:value-type="float">
            <text:p>73922</text:p>
          </table:table-cell>
          <table:table-cell office:value-type="float" office:value="74026" calcext:value-type="float">
            <text:p>7402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4026" calcext:value-type="float">
            <text:p>74026</text:p>
          </table:table-cell>
          <table:table-cell office:value-type="float" office:value="74070" calcext:value-type="float">
            <text:p>74070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4086" calcext:value-type="float">
            <text:p>74086</text:p>
          </table:table-cell>
          <table:table-cell office:value-type="float" office:value="74170" calcext:value-type="float">
            <text:p>74170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4234" calcext:value-type="float">
            <text:p>74234</text:p>
          </table:table-cell>
          <table:table-cell office:value-type="float" office:value="74504" calcext:value-type="float">
            <text:p>7450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4070" calcext:value-type="float">
            <text:p>74070</text:p>
          </table:table-cell>
          <table:table-cell office:value-type="float" office:value="74808" calcext:value-type="float">
            <text:p>74808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74070" calcext:value-type="float">
            <text:p>74070</text:p>
          </table:table-cell>
          <table:table-cell office:value-type="float" office:value="74808" calcext:value-type="float">
            <text:p>74808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4865" calcext:value-type="float">
            <text:p>74865</text:p>
          </table:table-cell>
          <table:table-cell office:value-type="float" office:value="74900" calcext:value-type="float">
            <text:p>7490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4900" calcext:value-type="float">
            <text:p>74900</text:p>
          </table:table-cell>
          <table:table-cell office:value-type="float" office:value="74990" calcext:value-type="float">
            <text:p>7499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4990" calcext:value-type="float">
            <text:p>74990</text:p>
          </table:table-cell>
          <table:table-cell office:value-type="float" office:value="75304" calcext:value-type="float">
            <text:p>7530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5304" calcext:value-type="float">
            <text:p>75304</text:p>
          </table:table-cell>
          <table:table-cell office:value-type="float" office:value="75419" calcext:value-type="float">
            <text:p>7541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5474" calcext:value-type="float">
            <text:p>75474</text:p>
          </table:table-cell>
          <table:table-cell office:value-type="float" office:value="75511" calcext:value-type="float">
            <text:p>75511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5511" calcext:value-type="float">
            <text:p>75511</text:p>
          </table:table-cell>
          <table:table-cell office:value-type="float" office:value="75678" calcext:value-type="float">
            <text:p>7567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5678" calcext:value-type="float">
            <text:p>75678</text:p>
          </table:table-cell>
          <table:table-cell office:value-type="float" office:value="75796" calcext:value-type="float">
            <text:p>75796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5796" calcext:value-type="float">
            <text:p>75796</text:p>
          </table:table-cell>
          <table:table-cell office:value-type="float" office:value="75870" calcext:value-type="float">
            <text:p>75870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75796" calcext:value-type="float">
            <text:p>75796</text:p>
          </table:table-cell>
          <table:table-cell office:value-type="float" office:value="75870" calcext:value-type="float">
            <text:p>75870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5960" calcext:value-type="float">
            <text:p>75960</text:p>
          </table:table-cell>
          <table:table-cell office:value-type="float" office:value="76012" calcext:value-type="float">
            <text:p>7601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5980" calcext:value-type="float">
            <text:p>75980</text:p>
          </table:table-cell>
          <table:table-cell office:value-type="float" office:value="76158" calcext:value-type="float">
            <text:p>7615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6158" calcext:value-type="float">
            <text:p>76158</text:p>
          </table:table-cell>
          <table:table-cell office:value-type="float" office:value="76516" calcext:value-type="float">
            <text:p>76516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76158" calcext:value-type="float">
            <text:p>76158</text:p>
          </table:table-cell>
          <table:table-cell office:value-type="float" office:value="76516" calcext:value-type="float">
            <text:p>7651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7214" calcext:value-type="float">
            <text:p>77214</text:p>
          </table:table-cell>
          <table:table-cell office:value-type="float" office:value="77267" calcext:value-type="float">
            <text:p>7726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7267" calcext:value-type="float">
            <text:p>77267</text:p>
          </table:table-cell>
          <table:table-cell office:value-type="float" office:value="77315" calcext:value-type="float">
            <text:p>7731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7315" calcext:value-type="float">
            <text:p>77315</text:p>
          </table:table-cell>
          <table:table-cell office:value-type="float" office:value="77379" calcext:value-type="float">
            <text:p>77379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77379" calcext:value-type="float">
            <text:p>77379</text:p>
          </table:table-cell>
          <table:table-cell office:value-type="float" office:value="77551" calcext:value-type="float">
            <text:p>7755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7551" calcext:value-type="float">
            <text:p>77551</text:p>
          </table:table-cell>
          <table:table-cell office:value-type="float" office:value="77687" calcext:value-type="float">
            <text:p>7768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7687" calcext:value-type="float">
            <text:p>77687</text:p>
          </table:table-cell>
          <table:table-cell office:value-type="float" office:value="77771" calcext:value-type="float">
            <text:p>7777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7771" calcext:value-type="float">
            <text:p>77771</text:p>
          </table:table-cell>
          <table:table-cell office:value-type="float" office:value="77897" calcext:value-type="float">
            <text:p>7789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7897" calcext:value-type="float">
            <text:p>77897</text:p>
          </table:table-cell>
          <table:table-cell office:value-type="float" office:value="77992" calcext:value-type="float">
            <text:p>7799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8098" calcext:value-type="float">
            <text:p>78098</text:p>
          </table:table-cell>
          <table:table-cell office:value-type="float" office:value="78168" calcext:value-type="float">
            <text:p>7816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8168" calcext:value-type="float">
            <text:p>78168</text:p>
          </table:table-cell>
          <table:table-cell office:value-type="float" office:value="78788" calcext:value-type="float">
            <text:p>7878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8788" calcext:value-type="float">
            <text:p>78788</text:p>
          </table:table-cell>
          <table:table-cell office:value-type="float" office:value="79050" calcext:value-type="float">
            <text:p>7905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9050" calcext:value-type="float">
            <text:p>79050</text:p>
          </table:table-cell>
          <table:table-cell office:value-type="float" office:value="79282" calcext:value-type="float">
            <text:p>79282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79328" calcext:value-type="float">
            <text:p>79328</text:p>
          </table:table-cell>
          <table:table-cell office:value-type="float" office:value="79351" calcext:value-type="float">
            <text:p>7935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9587" calcext:value-type="float">
            <text:p>79587</text:p>
          </table:table-cell>
          <table:table-cell office:value-type="float" office:value="79635" calcext:value-type="float">
            <text:p>7963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9635" calcext:value-type="float">
            <text:p>79635</text:p>
          </table:table-cell>
          <table:table-cell office:value-type="float" office:value="79709" calcext:value-type="float">
            <text:p>7970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9709" calcext:value-type="float">
            <text:p>79709</text:p>
          </table:table-cell>
          <table:table-cell office:value-type="float" office:value="79791" calcext:value-type="float">
            <text:p>79791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79791" calcext:value-type="float">
            <text:p>79791</text:p>
          </table:table-cell>
          <table:table-cell office:value-type="float" office:value="80027" calcext:value-type="float">
            <text:p>8002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0027" calcext:value-type="float">
            <text:p>80027</text:p>
          </table:table-cell>
          <table:table-cell office:value-type="float" office:value="80431" calcext:value-type="float">
            <text:p>8043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0431" calcext:value-type="float">
            <text:p>80431</text:p>
          </table:table-cell>
          <table:table-cell office:value-type="float" office:value="80839" calcext:value-type="float">
            <text:p>8083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0839" calcext:value-type="float">
            <text:p>80839</text:p>
          </table:table-cell>
          <table:table-cell office:value-type="float" office:value="80922" calcext:value-type="float">
            <text:p>8092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0922" calcext:value-type="float">
            <text:p>80922</text:p>
          </table:table-cell>
          <table:table-cell office:value-type="float" office:value="80977" calcext:value-type="float">
            <text:p>8097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1609" calcext:value-type="float">
            <text:p>81609</text:p>
          </table:table-cell>
          <table:table-cell office:value-type="float" office:value="81707" calcext:value-type="float">
            <text:p>81707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1609" calcext:value-type="float">
            <text:p>81609</text:p>
          </table:table-cell>
          <table:table-cell office:value-type="float" office:value="81715" calcext:value-type="float">
            <text:p>8171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1707" calcext:value-type="float">
            <text:p>81707</text:p>
          </table:table-cell>
          <table:table-cell office:value-type="float" office:value="81802" calcext:value-type="float">
            <text:p>81802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81854" calcext:value-type="float">
            <text:p>81854</text:p>
          </table:table-cell>
          <table:table-cell office:value-type="float" office:value="81904" calcext:value-type="float">
            <text:p>8190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1802" calcext:value-type="float">
            <text:p>81802</text:p>
          </table:table-cell>
          <table:table-cell office:value-type="float" office:value="82072" calcext:value-type="float">
            <text:p>8207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2072" calcext:value-type="float">
            <text:p>82072</text:p>
          </table:table-cell>
          <table:table-cell office:value-type="float" office:value="82158" calcext:value-type="float">
            <text:p>82158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2072" calcext:value-type="float">
            <text:p>82072</text:p>
          </table:table-cell>
          <table:table-cell office:value-type="float" office:value="82164" calcext:value-type="float">
            <text:p>8216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2164" calcext:value-type="float">
            <text:p>82164</text:p>
          </table:table-cell>
          <table:table-cell office:value-type="float" office:value="82298" calcext:value-type="float">
            <text:p>8229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2298" calcext:value-type="float">
            <text:p>82298</text:p>
          </table:table-cell>
          <table:table-cell office:value-type="float" office:value="82342" calcext:value-type="float">
            <text:p>8234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2738" calcext:value-type="float">
            <text:p>82738</text:p>
          </table:table-cell>
          <table:table-cell office:value-type="float" office:value="82777" calcext:value-type="float">
            <text:p>8277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2777" calcext:value-type="float">
            <text:p>82777</text:p>
          </table:table-cell>
          <table:table-cell office:value-type="float" office:value="82859" calcext:value-type="float">
            <text:p>8285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2829" calcext:value-type="float">
            <text:p>82829</text:p>
          </table:table-cell>
          <table:table-cell office:value-type="float" office:value="82954" calcext:value-type="float">
            <text:p>82954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2954" calcext:value-type="float">
            <text:p>82954</text:p>
          </table:table-cell>
          <table:table-cell office:value-type="float" office:value="83130" calcext:value-type="float">
            <text:p>8313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3047" calcext:value-type="float">
            <text:p>83047</text:p>
          </table:table-cell>
          <table:table-cell office:value-type="float" office:value="83165" calcext:value-type="float">
            <text:p>8316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3165" calcext:value-type="float">
            <text:p>83165</text:p>
          </table:table-cell>
          <table:table-cell office:value-type="float" office:value="83295" calcext:value-type="float">
            <text:p>8329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3295" calcext:value-type="float">
            <text:p>83295</text:p>
          </table:table-cell>
          <table:table-cell office:value-type="float" office:value="83469" calcext:value-type="float">
            <text:p>8346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3469" calcext:value-type="float">
            <text:p>83469</text:p>
          </table:table-cell>
          <table:table-cell office:value-type="float" office:value="83557" calcext:value-type="float">
            <text:p>8355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3557" calcext:value-type="float">
            <text:p>83557</text:p>
          </table:table-cell>
          <table:table-cell office:value-type="float" office:value="83663" calcext:value-type="float">
            <text:p>8366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3753" calcext:value-type="float">
            <text:p>83753</text:p>
          </table:table-cell>
          <table:table-cell office:value-type="float" office:value="83861" calcext:value-type="float">
            <text:p>8386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3861" calcext:value-type="float">
            <text:p>83861</text:p>
          </table:table-cell>
          <table:table-cell office:value-type="float" office:value="84065" calcext:value-type="float">
            <text:p>84065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4065" calcext:value-type="float">
            <text:p>84065</text:p>
          </table:table-cell>
          <table:table-cell office:value-type="float" office:value="84181" calcext:value-type="float">
            <text:p>8418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4181" calcext:value-type="float">
            <text:p>84181</text:p>
          </table:table-cell>
          <table:table-cell office:value-type="float" office:value="84272" calcext:value-type="float">
            <text:p>8427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4272" calcext:value-type="float">
            <text:p>84272</text:p>
          </table:table-cell>
          <table:table-cell office:value-type="float" office:value="84384" calcext:value-type="float">
            <text:p>8438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4438" calcext:value-type="float">
            <text:p>84438</text:p>
          </table:table-cell>
          <table:table-cell office:value-type="float" office:value="84580" calcext:value-type="float">
            <text:p>8458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4580" calcext:value-type="float">
            <text:p>84580</text:p>
          </table:table-cell>
          <table:table-cell office:value-type="float" office:value="84647" calcext:value-type="float">
            <text:p>8464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4977" calcext:value-type="float">
            <text:p>84977</text:p>
          </table:table-cell>
          <table:table-cell office:value-type="float" office:value="85018" calcext:value-type="float">
            <text:p>8501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5018" calcext:value-type="float">
            <text:p>85018</text:p>
          </table:table-cell>
          <table:table-cell office:value-type="float" office:value="85146" calcext:value-type="float">
            <text:p>8514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5164" calcext:value-type="float">
            <text:p>85164</text:p>
          </table:table-cell>
          <table:table-cell office:value-type="float" office:value="85606" calcext:value-type="float">
            <text:p>85606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85164" calcext:value-type="float">
            <text:p>85164</text:p>
          </table:table-cell>
          <table:table-cell office:value-type="float" office:value="85606" calcext:value-type="float">
            <text:p>85606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5606" calcext:value-type="float">
            <text:p>85606</text:p>
          </table:table-cell>
          <table:table-cell office:value-type="float" office:value="85800" calcext:value-type="float">
            <text:p>8580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5866" calcext:value-type="float">
            <text:p>85866</text:p>
          </table:table-cell>
          <table:table-cell office:value-type="float" office:value="85922" calcext:value-type="float">
            <text:p>8592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5800" calcext:value-type="float">
            <text:p>85800</text:p>
          </table:table-cell>
          <table:table-cell office:value-type="float" office:value="85983" calcext:value-type="float">
            <text:p>8598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5983" calcext:value-type="float">
            <text:p>85983</text:p>
          </table:table-cell>
          <table:table-cell office:value-type="float" office:value="86075" calcext:value-type="float">
            <text:p>8607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6075" calcext:value-type="float">
            <text:p>86075</text:p>
          </table:table-cell>
          <table:table-cell office:value-type="float" office:value="86172" calcext:value-type="float">
            <text:p>8617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6172" calcext:value-type="float">
            <text:p>86172</text:p>
          </table:table-cell>
          <table:table-cell office:value-type="float" office:value="86267" calcext:value-type="float">
            <text:p>8626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6359" calcext:value-type="float">
            <text:p>86359</text:p>
          </table:table-cell>
          <table:table-cell office:value-type="float" office:value="86419" calcext:value-type="float">
            <text:p>8641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6419" calcext:value-type="float">
            <text:p>86419</text:p>
          </table:table-cell>
          <table:table-cell office:value-type="float" office:value="86661" calcext:value-type="float">
            <text:p>86661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6661" calcext:value-type="float">
            <text:p>86661</text:p>
          </table:table-cell>
          <table:table-cell office:value-type="float" office:value="86749" calcext:value-type="float">
            <text:p>8674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6661" calcext:value-type="float">
            <text:p>86661</text:p>
          </table:table-cell>
          <table:table-cell office:value-type="float" office:value="86807" calcext:value-type="float">
            <text:p>8680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6807" calcext:value-type="float">
            <text:p>86807</text:p>
          </table:table-cell>
          <table:table-cell office:value-type="float" office:value="86897" calcext:value-type="float">
            <text:p>8689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6897" calcext:value-type="float">
            <text:p>86897</text:p>
          </table:table-cell>
          <table:table-cell office:value-type="float" office:value="87033" calcext:value-type="float">
            <text:p>8703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7301" calcext:value-type="float">
            <text:p>87301</text:p>
          </table:table-cell>
          <table:table-cell office:value-type="float" office:value="87343" calcext:value-type="float">
            <text:p>8734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7343" calcext:value-type="float">
            <text:p>87343</text:p>
          </table:table-cell>
          <table:table-cell office:value-type="float" office:value="87421" calcext:value-type="float">
            <text:p>8742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7415" calcext:value-type="float">
            <text:p>87415</text:p>
          </table:table-cell>
          <table:table-cell office:value-type="float" office:value="87520" calcext:value-type="float">
            <text:p>87520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7520" calcext:value-type="float">
            <text:p>87520</text:p>
          </table:table-cell>
          <table:table-cell office:value-type="float" office:value="87708" calcext:value-type="float">
            <text:p>8770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7708" calcext:value-type="float">
            <text:p>87708</text:p>
          </table:table-cell>
          <table:table-cell office:value-type="float" office:value="87870" calcext:value-type="float">
            <text:p>8787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7870" calcext:value-type="float">
            <text:p>87870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8000" calcext:value-type="float">
            <text:p>88000</text:p>
          </table:table-cell>
          <table:table-cell office:value-type="float" office:value="88072" calcext:value-type="float">
            <text:p>8807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8072" calcext:value-type="float">
            <text:p>88072</text:p>
          </table:table-cell>
          <table:table-cell office:value-type="float" office:value="88203" calcext:value-type="float">
            <text:p>8820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8323" calcext:value-type="float">
            <text:p>88323</text:p>
          </table:table-cell>
          <table:table-cell office:value-type="float" office:value="88386" calcext:value-type="float">
            <text:p>88386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8386" calcext:value-type="float">
            <text:p>88386</text:p>
          </table:table-cell>
          <table:table-cell office:value-type="float" office:value="88658" calcext:value-type="float">
            <text:p>8865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8728" calcext:value-type="float">
            <text:p>88728</text:p>
          </table:table-cell>
          <table:table-cell office:value-type="float" office:value="88847" calcext:value-type="float">
            <text:p>8884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8847" calcext:value-type="float">
            <text:p>88847</text:p>
          </table:table-cell>
          <table:table-cell office:value-type="float" office:value="88923" calcext:value-type="float">
            <text:p>8892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9181" calcext:value-type="float">
            <text:p>89181</text:p>
          </table:table-cell>
          <table:table-cell office:value-type="float" office:value="89211" calcext:value-type="float">
            <text:p>8921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9247" calcext:value-type="float">
            <text:p>89247</text:p>
          </table:table-cell>
          <table:table-cell office:value-type="float" office:value="89336" calcext:value-type="float">
            <text:p>89336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89336" calcext:value-type="float">
            <text:p>89336</text:p>
          </table:table-cell>
          <table:table-cell office:value-type="float" office:value="89448" calcext:value-type="float">
            <text:p>8944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9211" calcext:value-type="float">
            <text:p>89211</text:p>
          </table:table-cell>
          <table:table-cell office:value-type="float" office:value="89507" calcext:value-type="float">
            <text:p>8950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9507" calcext:value-type="float">
            <text:p>89507</text:p>
          </table:table-cell>
          <table:table-cell office:value-type="float" office:value="89584" calcext:value-type="float">
            <text:p>8958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9584" calcext:value-type="float">
            <text:p>89584</text:p>
          </table:table-cell>
          <table:table-cell office:value-type="float" office:value="89915" calcext:value-type="float">
            <text:p>8991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9915" calcext:value-type="float">
            <text:p>89915</text:p>
          </table:table-cell>
          <table:table-cell office:value-type="float" office:value="90027" calcext:value-type="float">
            <text:p>9002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0027" calcext:value-type="float">
            <text:p>90027</text:p>
          </table:table-cell>
          <table:table-cell office:value-type="float" office:value="90152" calcext:value-type="float">
            <text:p>9015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0152" calcext:value-type="float">
            <text:p>90152</text:p>
          </table:table-cell>
          <table:table-cell office:value-type="float" office:value="90330" calcext:value-type="float">
            <text:p>9033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0330" calcext:value-type="float">
            <text:p>90330</text:p>
          </table:table-cell>
          <table:table-cell office:value-type="float" office:value="90406" calcext:value-type="float">
            <text:p>9040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0480" calcext:value-type="float">
            <text:p>90480</text:p>
          </table:table-cell>
          <table:table-cell office:value-type="float" office:value="90525" calcext:value-type="float">
            <text:p>9052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0525" calcext:value-type="float">
            <text:p>90525</text:p>
          </table:table-cell>
          <table:table-cell office:value-type="float" office:value="90585" calcext:value-type="float">
            <text:p>9058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1133" calcext:value-type="float">
            <text:p>91133</text:p>
          </table:table-cell>
          <table:table-cell office:value-type="float" office:value="91138" calcext:value-type="float">
            <text:p>9113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1138" calcext:value-type="float">
            <text:p>91138</text:p>
          </table:table-cell>
          <table:table-cell office:value-type="float" office:value="91190" calcext:value-type="float">
            <text:p>9119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1190" calcext:value-type="float">
            <text:p>91190</text:p>
          </table:table-cell>
          <table:table-cell office:value-type="float" office:value="91258" calcext:value-type="float">
            <text:p>91258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91280" calcext:value-type="float">
            <text:p>91280</text:p>
          </table:table-cell>
          <table:table-cell office:value-type="float" office:value="91315" calcext:value-type="float">
            <text:p>9131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1258" calcext:value-type="float">
            <text:p>91258</text:p>
          </table:table-cell>
          <table:table-cell office:value-type="float" office:value="91804" calcext:value-type="float">
            <text:p>9180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1832" calcext:value-type="float">
            <text:p>91832</text:p>
          </table:table-cell>
          <table:table-cell office:value-type="float" office:value="91909" calcext:value-type="float">
            <text:p>91909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91909" calcext:value-type="float">
            <text:p>91909</text:p>
          </table:table-cell>
          <table:table-cell office:value-type="float" office:value="92029" calcext:value-type="float">
            <text:p>9202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2029" calcext:value-type="float">
            <text:p>92029</text:p>
          </table:table-cell>
          <table:table-cell office:value-type="float" office:value="92128" calcext:value-type="float">
            <text:p>9212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2128" calcext:value-type="float">
            <text:p>92128</text:p>
          </table:table-cell>
          <table:table-cell office:value-type="float" office:value="92175" calcext:value-type="float">
            <text:p>92175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92495" calcext:value-type="float">
            <text:p>92495</text:p>
          </table:table-cell>
          <table:table-cell office:value-type="float" office:value="92593" calcext:value-type="float">
            <text:p>9259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2495" calcext:value-type="float">
            <text:p>92495</text:p>
          </table:table-cell>
          <table:table-cell office:value-type="float" office:value="92595" calcext:value-type="float">
            <text:p>9259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2595" calcext:value-type="float">
            <text:p>92595</text:p>
          </table:table-cell>
          <table:table-cell office:value-type="float" office:value="92712" calcext:value-type="float">
            <text:p>9271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2712" calcext:value-type="float">
            <text:p>92712</text:p>
          </table:table-cell>
          <table:table-cell office:value-type="float" office:value="93153" calcext:value-type="float">
            <text:p>9315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3153" calcext:value-type="float">
            <text:p>93153</text:p>
          </table:table-cell>
          <table:table-cell office:value-type="float" office:value="93212" calcext:value-type="float">
            <text:p>9321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3212" calcext:value-type="float">
            <text:p>93212</text:p>
          </table:table-cell>
          <table:table-cell office:value-type="float" office:value="93307" calcext:value-type="float">
            <text:p>9330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4361" calcext:value-type="float">
            <text:p>94361</text:p>
          </table:table-cell>
          <table:table-cell office:value-type="float" office:value="94377" calcext:value-type="float">
            <text:p>9437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4377" calcext:value-type="float">
            <text:p>94377</text:p>
          </table:table-cell>
          <table:table-cell office:value-type="float" office:value="94575" calcext:value-type="float">
            <text:p>94575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94575" calcext:value-type="float">
            <text:p>94575</text:p>
          </table:table-cell>
          <table:table-cell office:value-type="float" office:value="94725" calcext:value-type="float">
            <text:p>9472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4873" calcext:value-type="float">
            <text:p>94873</text:p>
          </table:table-cell>
          <table:table-cell office:value-type="float" office:value="94997" calcext:value-type="float">
            <text:p>9499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4997" calcext:value-type="float">
            <text:p>94997</text:p>
          </table:table-cell>
          <table:table-cell office:value-type="float" office:value="95189" calcext:value-type="float">
            <text:p>9518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6529" calcext:value-type="float">
            <text:p>96529</text:p>
          </table:table-cell>
          <table:table-cell office:value-type="float" office:value="96652" calcext:value-type="float">
            <text:p>9665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6652" calcext:value-type="float">
            <text:p>96652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6700" calcext:value-type="float">
            <text:p>96700</text:p>
          </table:table-cell>
          <table:table-cell office:value-type="float" office:value="96920" calcext:value-type="float">
            <text:p>9692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6920" calcext:value-type="float">
            <text:p>96920</text:p>
          </table:table-cell>
          <table:table-cell office:value-type="float" office:value="97038" calcext:value-type="float">
            <text:p>9703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7038" calcext:value-type="float">
            <text:p>97038</text:p>
          </table:table-cell>
          <table:table-cell office:value-type="float" office:value="97466" calcext:value-type="float">
            <text:p>9746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7466" calcext:value-type="float">
            <text:p>97466</text:p>
          </table:table-cell>
          <table:table-cell office:value-type="float" office:value="97635" calcext:value-type="float">
            <text:p>9763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7635" calcext:value-type="float">
            <text:p>97635</text:p>
          </table:table-cell>
          <table:table-cell office:value-type="float" office:value="98320" calcext:value-type="float">
            <text:p>98320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98358" calcext:value-type="float">
            <text:p>98358</text:p>
          </table:table-cell>
          <table:table-cell office:value-type="float" office:value="98420" calcext:value-type="float">
            <text:p>9842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8420" calcext:value-type="float">
            <text:p>98420</text:p>
          </table:table-cell>
          <table:table-cell office:value-type="float" office:value="98521" calcext:value-type="float">
            <text:p>9852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8521" calcext:value-type="float">
            <text:p>98521</text:p>
          </table:table-cell>
          <table:table-cell office:value-type="float" office:value="98755" calcext:value-type="float">
            <text:p>9875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8539" calcext:value-type="float">
            <text:p>98539</text:p>
          </table:table-cell>
          <table:table-cell office:value-type="float" office:value="98755" calcext:value-type="float">
            <text:p>9875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8911" calcext:value-type="float">
            <text:p>98911</text:p>
          </table:table-cell>
          <table:table-cell office:value-type="float" office:value="99229" calcext:value-type="float">
            <text:p>9922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9837" calcext:value-type="float">
            <text:p>99837</text:p>
          </table:table-cell>
          <table:table-cell office:value-type="float" office:value="99876" calcext:value-type="float">
            <text:p>9987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9876" calcext:value-type="float">
            <text:p>99876</text:p>
          </table:table-cell>
          <table:table-cell office:value-type="float" office:value="99940" calcext:value-type="float">
            <text:p>9994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9940" calcext:value-type="float">
            <text:p>99940</text:p>
          </table:table-cell>
          <table:table-cell office:value-type="float" office:value="100102" calcext:value-type="float">
            <text:p>100102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00102" calcext:value-type="float">
            <text:p>100102</text:p>
          </table:table-cell>
          <table:table-cell office:value-type="float" office:value="100320" calcext:value-type="float">
            <text:p>10032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8911" calcext:value-type="float">
            <text:p>98911</text:p>
          </table:table-cell>
          <table:table-cell office:value-type="float" office:value="100320" calcext:value-type="float">
            <text:p>10032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0457" calcext:value-type="float">
            <text:p>100457</text:p>
          </table:table-cell>
          <table:table-cell office:value-type="float" office:value="100807" calcext:value-type="float">
            <text:p>10080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0457" calcext:value-type="float">
            <text:p>100457</text:p>
          </table:table-cell>
          <table:table-cell office:value-type="float" office:value="100807" calcext:value-type="float">
            <text:p>10080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0845" calcext:value-type="float">
            <text:p>100845</text:p>
          </table:table-cell>
          <table:table-cell office:value-type="float" office:value="100937" calcext:value-type="float">
            <text:p>10093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0845" calcext:value-type="float">
            <text:p>100845</text:p>
          </table:table-cell>
          <table:table-cell office:value-type="float" office:value="101049" calcext:value-type="float">
            <text:p>10104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1172" calcext:value-type="float">
            <text:p>101172</text:p>
          </table:table-cell>
          <table:table-cell office:value-type="float" office:value="101268" calcext:value-type="float">
            <text:p>10126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1172" calcext:value-type="float">
            <text:p>101172</text:p>
          </table:table-cell>
          <table:table-cell office:value-type="float" office:value="101268" calcext:value-type="float">
            <text:p>10126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1331" calcext:value-type="float">
            <text:p>101331</text:p>
          </table:table-cell>
          <table:table-cell office:value-type="float" office:value="101359" calcext:value-type="float">
            <text:p>10135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1331" calcext:value-type="float">
            <text:p>101331</text:p>
          </table:table-cell>
          <table:table-cell office:value-type="float" office:value="101359" calcext:value-type="float">
            <text:p>10135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1479" calcext:value-type="float">
            <text:p>101479</text:p>
          </table:table-cell>
          <table:table-cell office:value-type="float" office:value="102143" calcext:value-type="float">
            <text:p>10214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2634" calcext:value-type="float">
            <text:p>102634</text:p>
          </table:table-cell>
          <table:table-cell office:value-type="float" office:value="102654" calcext:value-type="float">
            <text:p>10265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02654" calcext:value-type="float">
            <text:p>102654</text:p>
          </table:table-cell>
          <table:table-cell office:value-type="float" office:value="102747" calcext:value-type="float">
            <text:p>10274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2747" calcext:value-type="float">
            <text:p>102747</text:p>
          </table:table-cell>
          <table:table-cell office:value-type="float" office:value="102872" calcext:value-type="float">
            <text:p>102872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02872" calcext:value-type="float">
            <text:p>102872</text:p>
          </table:table-cell>
          <table:table-cell office:value-type="float" office:value="103344" calcext:value-type="float">
            <text:p>103344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102872" calcext:value-type="float">
            <text:p>102872</text:p>
          </table:table-cell>
          <table:table-cell office:value-type="float" office:value="103344" calcext:value-type="float">
            <text:p>10334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1479" calcext:value-type="float">
            <text:p>101479</text:p>
          </table:table-cell>
          <table:table-cell office:value-type="float" office:value="103344" calcext:value-type="float">
            <text:p>10334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3500" calcext:value-type="float">
            <text:p>103500</text:p>
          </table:table-cell>
          <table:table-cell office:value-type="float" office:value="103577" calcext:value-type="float">
            <text:p>10357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3500" calcext:value-type="float">
            <text:p>103500</text:p>
          </table:table-cell>
          <table:table-cell office:value-type="float" office:value="103577" calcext:value-type="float">
            <text:p>10357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3648" calcext:value-type="float">
            <text:p>103648</text:p>
          </table:table-cell>
          <table:table-cell office:value-type="float" office:value="103712" calcext:value-type="float">
            <text:p>10371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3648" calcext:value-type="float">
            <text:p>103648</text:p>
          </table:table-cell>
          <table:table-cell office:value-type="float" office:value="103774" calcext:value-type="float">
            <text:p>10377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3905" calcext:value-type="float">
            <text:p>103905</text:p>
          </table:table-cell>
          <table:table-cell office:value-type="float" office:value="104122" calcext:value-type="float">
            <text:p>10412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3905" calcext:value-type="float">
            <text:p>103905</text:p>
          </table:table-cell>
          <table:table-cell office:value-type="float" office:value="104188" calcext:value-type="float">
            <text:p>10418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4244" calcext:value-type="float">
            <text:p>104244</text:p>
          </table:table-cell>
          <table:table-cell office:value-type="float" office:value="105492" calcext:value-type="float">
            <text:p>10549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5942" calcext:value-type="float">
            <text:p>105942</text:p>
          </table:table-cell>
          <table:table-cell office:value-type="float" office:value="105960" calcext:value-type="float">
            <text:p>10596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05960" calcext:value-type="float">
            <text:p>105960</text:p>
          </table:table-cell>
          <table:table-cell office:value-type="float" office:value="106020" calcext:value-type="float">
            <text:p>10602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6020" calcext:value-type="float">
            <text:p>106020</text:p>
          </table:table-cell>
          <table:table-cell office:value-type="float" office:value="106205" calcext:value-type="float">
            <text:p>106205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06205" calcext:value-type="float">
            <text:p>106205</text:p>
          </table:table-cell>
          <table:table-cell office:value-type="float" office:value="106463" calcext:value-type="float">
            <text:p>10646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4244" calcext:value-type="float">
            <text:p>104244</text:p>
          </table:table-cell>
          <table:table-cell office:value-type="float" office:value="106463" calcext:value-type="float">
            <text:p>10646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6508" calcext:value-type="float">
            <text:p>106508</text:p>
          </table:table-cell>
          <table:table-cell office:value-type="float" office:value="106774" calcext:value-type="float">
            <text:p>10677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6508" calcext:value-type="float">
            <text:p>106508</text:p>
          </table:table-cell>
          <table:table-cell office:value-type="float" office:value="107300" calcext:value-type="float">
            <text:p>10730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7401" calcext:value-type="float">
            <text:p>107401</text:p>
          </table:table-cell>
          <table:table-cell office:value-type="float" office:value="107576" calcext:value-type="float">
            <text:p>10757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7401" calcext:value-type="float">
            <text:p>107401</text:p>
          </table:table-cell>
          <table:table-cell office:value-type="float" office:value="107576" calcext:value-type="float">
            <text:p>10757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7660" calcext:value-type="float">
            <text:p>107660</text:p>
          </table:table-cell>
          <table:table-cell office:value-type="float" office:value="108135" calcext:value-type="float">
            <text:p>10813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0135" calcext:value-type="float">
            <text:p>110135</text:p>
          </table:table-cell>
          <table:table-cell office:value-type="float" office:value="110146" calcext:value-type="float">
            <text:p>11014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0146" calcext:value-type="float">
            <text:p>110146</text:p>
          </table:table-cell>
          <table:table-cell office:value-type="float" office:value="110214" calcext:value-type="float">
            <text:p>11021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0214" calcext:value-type="float">
            <text:p>110214</text:p>
          </table:table-cell>
          <table:table-cell office:value-type="float" office:value="110331" calcext:value-type="float">
            <text:p>110331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10331" calcext:value-type="float">
            <text:p>110331</text:p>
          </table:table-cell>
          <table:table-cell office:value-type="float" office:value="110481" calcext:value-type="float">
            <text:p>11048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7660" calcext:value-type="float">
            <text:p>107660</text:p>
          </table:table-cell>
          <table:table-cell office:value-type="float" office:value="110481" calcext:value-type="float">
            <text:p>11048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0602" calcext:value-type="float">
            <text:p>110602</text:p>
          </table:table-cell>
          <table:table-cell office:value-type="float" office:value="110732" calcext:value-type="float">
            <text:p>11073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0602" calcext:value-type="float">
            <text:p>110602</text:p>
          </table:table-cell>
          <table:table-cell office:value-type="float" office:value="110732" calcext:value-type="float">
            <text:p>11073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0778" calcext:value-type="float">
            <text:p>110778</text:p>
          </table:table-cell>
          <table:table-cell office:value-type="float" office:value="110839" calcext:value-type="float">
            <text:p>11083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0778" calcext:value-type="float">
            <text:p>110778</text:p>
          </table:table-cell>
          <table:table-cell office:value-type="float" office:value="110911" calcext:value-type="float">
            <text:p>11091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1044" calcext:value-type="float">
            <text:p>111044</text:p>
          </table:table-cell>
          <table:table-cell office:value-type="float" office:value="111156" calcext:value-type="float">
            <text:p>11115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1044" calcext:value-type="float">
            <text:p>111044</text:p>
          </table:table-cell>
          <table:table-cell office:value-type="float" office:value="111156" calcext:value-type="float">
            <text:p>11115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1243" calcext:value-type="float">
            <text:p>111243</text:p>
          </table:table-cell>
          <table:table-cell office:value-type="float" office:value="112493" calcext:value-type="float">
            <text:p>112493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111243" calcext:value-type="float">
            <text:p>111243</text:p>
          </table:table-cell>
          <table:table-cell office:value-type="float" office:value="112493" calcext:value-type="float">
            <text:p>11249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2825" calcext:value-type="float">
            <text:p>112825</text:p>
          </table:table-cell>
          <table:table-cell office:value-type="float" office:value="112840" calcext:value-type="float">
            <text:p>11284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2840" calcext:value-type="float">
            <text:p>112840</text:p>
          </table:table-cell>
          <table:table-cell office:value-type="float" office:value="112892" calcext:value-type="float">
            <text:p>11289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2892" calcext:value-type="float">
            <text:p>112892</text:p>
          </table:table-cell>
          <table:table-cell office:value-type="float" office:value="113003" calcext:value-type="float">
            <text:p>113003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13003" calcext:value-type="float">
            <text:p>113003</text:p>
          </table:table-cell>
          <table:table-cell office:value-type="float" office:value="113243" calcext:value-type="float">
            <text:p>11324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1243" calcext:value-type="float">
            <text:p>111243</text:p>
          </table:table-cell>
          <table:table-cell office:value-type="float" office:value="113243" calcext:value-type="float">
            <text:p>11324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3390" calcext:value-type="float">
            <text:p>113390</text:p>
          </table:table-cell>
          <table:table-cell office:value-type="float" office:value="113440" calcext:value-type="float">
            <text:p>11344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3390" calcext:value-type="float">
            <text:p>113390</text:p>
          </table:table-cell>
          <table:table-cell office:value-type="float" office:value="113440" calcext:value-type="float">
            <text:p>11344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3486" calcext:value-type="float">
            <text:p>113486</text:p>
          </table:table-cell>
          <table:table-cell office:value-type="float" office:value="113553" calcext:value-type="float">
            <text:p>11355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3486" calcext:value-type="float">
            <text:p>113486</text:p>
          </table:table-cell>
          <table:table-cell office:value-type="float" office:value="113597" calcext:value-type="float">
            <text:p>11359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3672" calcext:value-type="float">
            <text:p>113672</text:p>
          </table:table-cell>
          <table:table-cell office:value-type="float" office:value="113824" calcext:value-type="float">
            <text:p>11382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3672" calcext:value-type="float">
            <text:p>113672</text:p>
          </table:table-cell>
          <table:table-cell office:value-type="float" office:value="113824" calcext:value-type="float">
            <text:p>11382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3927" calcext:value-type="float">
            <text:p>113927</text:p>
          </table:table-cell>
          <table:table-cell office:value-type="float" office:value="114548" calcext:value-type="float">
            <text:p>11454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3927" calcext:value-type="float">
            <text:p>113927</text:p>
          </table:table-cell>
          <table:table-cell office:value-type="float" office:value="114548" calcext:value-type="float">
            <text:p>11454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4585" calcext:value-type="float">
            <text:p>114585</text:p>
          </table:table-cell>
          <table:table-cell office:value-type="float" office:value="114922" calcext:value-type="float">
            <text:p>11492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4585" calcext:value-type="float">
            <text:p>114585</text:p>
          </table:table-cell>
          <table:table-cell office:value-type="float" office:value="114922" calcext:value-type="float">
            <text:p>11492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4975" calcext:value-type="float">
            <text:p>114975</text:p>
          </table:table-cell>
          <table:table-cell office:value-type="float" office:value="115293" calcext:value-type="float">
            <text:p>11529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4975" calcext:value-type="float">
            <text:p>114975</text:p>
          </table:table-cell>
          <table:table-cell office:value-type="float" office:value="115293" calcext:value-type="float">
            <text:p>11529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5399" calcext:value-type="float">
            <text:p>115399</text:p>
          </table:table-cell>
          <table:table-cell office:value-type="float" office:value="115655" calcext:value-type="float">
            <text:p>115655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16003" calcext:value-type="float">
            <text:p>116003</text:p>
          </table:table-cell>
          <table:table-cell office:value-type="float" office:value="116197" calcext:value-type="float">
            <text:p>11619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5399" calcext:value-type="float">
            <text:p>115399</text:p>
          </table:table-cell>
          <table:table-cell office:value-type="float" office:value="116197" calcext:value-type="float">
            <text:p>11619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6003" calcext:value-type="float">
            <text:p>116003</text:p>
          </table:table-cell>
          <table:table-cell office:value-type="float" office:value="116201" calcext:value-type="float">
            <text:p>11620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6288" calcext:value-type="float">
            <text:p>116288</text:p>
          </table:table-cell>
          <table:table-cell office:value-type="float" office:value="116830" calcext:value-type="float">
            <text:p>11683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7572" calcext:value-type="float">
            <text:p>117572</text:p>
          </table:table-cell>
          <table:table-cell office:value-type="float" office:value="117601" calcext:value-type="float">
            <text:p>117601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7601" calcext:value-type="float">
            <text:p>117601</text:p>
          </table:table-cell>
          <table:table-cell office:value-type="float" office:value="117875" calcext:value-type="float">
            <text:p>11787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8703" calcext:value-type="float">
            <text:p>118703</text:p>
          </table:table-cell>
          <table:table-cell office:value-type="float" office:value="118723" calcext:value-type="float">
            <text:p>11872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8723" calcext:value-type="float">
            <text:p>118723</text:p>
          </table:table-cell>
          <table:table-cell office:value-type="float" office:value="118781" calcext:value-type="float">
            <text:p>11878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6288" calcext:value-type="float">
            <text:p>116288</text:p>
          </table:table-cell>
          <table:table-cell office:value-type="float" office:value="118781" calcext:value-type="float">
            <text:p>11878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8856" calcext:value-type="float">
            <text:p>118856</text:p>
          </table:table-cell>
          <table:table-cell office:value-type="float" office:value="118967" calcext:value-type="float">
            <text:p>11896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8856" calcext:value-type="float">
            <text:p>118856</text:p>
          </table:table-cell>
          <table:table-cell office:value-type="float" office:value="118967" calcext:value-type="float">
            <text:p>11896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9022" calcext:value-type="float">
            <text:p>119022</text:p>
          </table:table-cell>
          <table:table-cell office:value-type="float" office:value="119096" calcext:value-type="float">
            <text:p>11909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9096" calcext:value-type="float">
            <text:p>119096</text:p>
          </table:table-cell>
          <table:table-cell office:value-type="float" office:value="119221" calcext:value-type="float">
            <text:p>119221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19221" calcext:value-type="float">
            <text:p>119221</text:p>
          </table:table-cell>
          <table:table-cell office:value-type="float" office:value="119361" calcext:value-type="float">
            <text:p>11936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9022" calcext:value-type="float">
            <text:p>119022</text:p>
          </table:table-cell>
          <table:table-cell office:value-type="float" office:value="119361" calcext:value-type="float">
            <text:p>11936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9470" calcext:value-type="float">
            <text:p>119470</text:p>
          </table:table-cell>
          <table:table-cell office:value-type="float" office:value="119579" calcext:value-type="float">
            <text:p>11957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9470" calcext:value-type="float">
            <text:p>119470</text:p>
          </table:table-cell>
          <table:table-cell office:value-type="float" office:value="119579" calcext:value-type="float">
            <text:p>11957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9663" calcext:value-type="float">
            <text:p>119663</text:p>
          </table:table-cell>
          <table:table-cell office:value-type="float" office:value="119814" calcext:value-type="float">
            <text:p>11981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9892" calcext:value-type="float">
            <text:p>119892</text:p>
          </table:table-cell>
          <table:table-cell office:value-type="float" office:value="119941" calcext:value-type="float">
            <text:p>119941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9941" calcext:value-type="float">
            <text:p>119941</text:p>
          </table:table-cell>
          <table:table-cell office:value-type="float" office:value="120163" calcext:value-type="float">
            <text:p>12016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9663" calcext:value-type="float">
            <text:p>119663</text:p>
          </table:table-cell>
          <table:table-cell office:value-type="float" office:value="120163" calcext:value-type="float">
            <text:p>12016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0289" calcext:value-type="float">
            <text:p>120289</text:p>
          </table:table-cell>
          <table:table-cell office:value-type="float" office:value="120429" calcext:value-type="float">
            <text:p>12042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23149" calcext:value-type="float">
            <text:p>123149</text:p>
          </table:table-cell>
          <table:table-cell office:value-type="float" office:value="123298" calcext:value-type="float">
            <text:p>12329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23298" calcext:value-type="float">
            <text:p>123298</text:p>
          </table:table-cell>
          <table:table-cell office:value-type="float" office:value="123466" calcext:value-type="float">
            <text:p>12346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0289" calcext:value-type="float">
            <text:p>120289</text:p>
          </table:table-cell>
          <table:table-cell office:value-type="float" office:value="123466" calcext:value-type="float">
            <text:p>12346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3546" calcext:value-type="float">
            <text:p>123546</text:p>
          </table:table-cell>
          <table:table-cell office:value-type="float" office:value="123638" calcext:value-type="float">
            <text:p>12363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3546" calcext:value-type="float">
            <text:p>123546</text:p>
          </table:table-cell>
          <table:table-cell office:value-type="float" office:value="123744" calcext:value-type="float">
            <text:p>12374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23818" calcext:value-type="float">
            <text:p>123818</text:p>
          </table:table-cell>
          <table:table-cell office:value-type="float" office:value="123853" calcext:value-type="float">
            <text:p>12385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23853" calcext:value-type="float">
            <text:p>123853</text:p>
          </table:table-cell>
          <table:table-cell office:value-type="float" office:value="123953" calcext:value-type="float">
            <text:p>12395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3703" calcext:value-type="float">
            <text:p>123703</text:p>
          </table:table-cell>
          <table:table-cell office:value-type="float" office:value="123953" calcext:value-type="float">
            <text:p>12395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4080" calcext:value-type="float">
            <text:p>124080</text:p>
          </table:table-cell>
          <table:table-cell office:value-type="float" office:value="124356" calcext:value-type="float">
            <text:p>12435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24408" calcext:value-type="float">
            <text:p>124408</text:p>
          </table:table-cell>
          <table:table-cell office:value-type="float" office:value="124445" calcext:value-type="float">
            <text:p>12444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24445" calcext:value-type="float">
            <text:p>124445</text:p>
          </table:table-cell>
          <table:table-cell office:value-type="float" office:value="124493" calcext:value-type="float">
            <text:p>12449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4080" calcext:value-type="float">
            <text:p>124080</text:p>
          </table:table-cell>
          <table:table-cell office:value-type="float" office:value="124493" calcext:value-type="float">
            <text:p>124493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24592" calcext:value-type="float">
            <text:p>124592</text:p>
          </table:table-cell>
          <table:table-cell office:value-type="float" office:value="124632" calcext:value-type="float">
            <text:p>12463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4560" calcext:value-type="float">
            <text:p>124560</text:p>
          </table:table-cell>
          <table:table-cell office:value-type="float" office:value="124634" calcext:value-type="float">
            <text:p>12463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24634" calcext:value-type="float">
            <text:p>124634</text:p>
          </table:table-cell>
          <table:table-cell office:value-type="float" office:value="124725" calcext:value-type="float">
            <text:p>12472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4560" calcext:value-type="float">
            <text:p>124560</text:p>
          </table:table-cell>
          <table:table-cell office:value-type="float" office:value="124725" calcext:value-type="float">
            <text:p>12472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24800" calcext:value-type="float">
            <text:p>124800</text:p>
          </table:table-cell>
          <table:table-cell office:value-type="float" office:value="124917" calcext:value-type="float">
            <text:p>12491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24917" calcext:value-type="float">
            <text:p>124917</text:p>
          </table:table-cell>
          <table:table-cell office:value-type="float" office:value="125013" calcext:value-type="float">
            <text:p>125013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25013" calcext:value-type="float">
            <text:p>125013</text:p>
          </table:table-cell>
          <table:table-cell office:value-type="float" office:value="125173" calcext:value-type="float">
            <text:p>12517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4800" calcext:value-type="float">
            <text:p>124800</text:p>
          </table:table-cell>
          <table:table-cell office:value-type="float" office:value="125173" calcext:value-type="float">
            <text:p>12517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25093" calcext:value-type="float">
            <text:p>125093</text:p>
          </table:table-cell>
          <table:table-cell office:value-type="float" office:value="125175" calcext:value-type="float">
            <text:p>12517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5368" calcext:value-type="float">
            <text:p>125368</text:p>
          </table:table-cell>
          <table:table-cell office:value-type="float" office:value="125482" calcext:value-type="float">
            <text:p>12548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5368" calcext:value-type="float">
            <text:p>125368</text:p>
          </table:table-cell>
          <table:table-cell office:value-type="float" office:value="125482" calcext:value-type="float">
            <text:p>12548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25594" calcext:value-type="float">
            <text:p>125594</text:p>
          </table:table-cell>
          <table:table-cell office:value-type="float" office:value="125671" calcext:value-type="float">
            <text:p>12567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25811" calcext:value-type="float">
            <text:p>125811</text:p>
          </table:table-cell>
          <table:table-cell office:value-type="float" office:value="125924" calcext:value-type="float">
            <text:p>12592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25924" calcext:value-type="float">
            <text:p>125924</text:p>
          </table:table-cell>
          <table:table-cell office:value-type="float" office:value="125998" calcext:value-type="float">
            <text:p>12599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5562" calcext:value-type="float">
            <text:p>125562</text:p>
          </table:table-cell>
          <table:table-cell office:value-type="float" office:value="125998" calcext:value-type="float">
            <text:p>125998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26073" calcext:value-type="float">
            <text:p>126073</text:p>
          </table:table-cell>
          <table:table-cell office:value-type="float" office:value="126214" calcext:value-type="float">
            <text:p>12621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6214" calcext:value-type="float">
            <text:p>126214</text:p>
          </table:table-cell>
          <table:table-cell office:value-type="float" office:value="126255" calcext:value-type="float">
            <text:p>12625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6255" calcext:value-type="float">
            <text:p>126255</text:p>
          </table:table-cell>
          <table:table-cell office:value-type="float" office:value="126429" calcext:value-type="float">
            <text:p>126429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26429" calcext:value-type="float">
            <text:p>126429</text:p>
          </table:table-cell>
          <table:table-cell office:value-type="float" office:value="126509" calcext:value-type="float">
            <text:p>12650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6509" calcext:value-type="float">
            <text:p>126509</text:p>
          </table:table-cell>
          <table:table-cell office:value-type="float" office:value="126646" calcext:value-type="float">
            <text:p>12664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6646" calcext:value-type="float">
            <text:p>126646</text:p>
          </table:table-cell>
          <table:table-cell office:value-type="float" office:value="127532" calcext:value-type="float">
            <text:p>12753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7532" calcext:value-type="float">
            <text:p>127532</text:p>
          </table:table-cell>
          <table:table-cell office:value-type="float" office:value="127721" calcext:value-type="float">
            <text:p>12772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27721" calcext:value-type="float">
            <text:p>127721</text:p>
          </table:table-cell>
          <table:table-cell office:value-type="float" office:value="127827" calcext:value-type="float">
            <text:p>12782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7827" calcext:value-type="float">
            <text:p>127827</text:p>
          </table:table-cell>
          <table:table-cell office:value-type="float" office:value="127871" calcext:value-type="float">
            <text:p>12787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7871" calcext:value-type="float">
            <text:p>127871</text:p>
          </table:table-cell>
          <table:table-cell office:value-type="float" office:value="127913" calcext:value-type="float">
            <text:p>12791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7913" calcext:value-type="float">
            <text:p>127913</text:p>
          </table:table-cell>
          <table:table-cell office:value-type="float" office:value="128089" calcext:value-type="float">
            <text:p>12808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28089" calcext:value-type="float">
            <text:p>128089</text:p>
          </table:table-cell>
          <table:table-cell office:value-type="float" office:value="128296" calcext:value-type="float">
            <text:p>12829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28378" calcext:value-type="float">
            <text:p>128378</text:p>
          </table:table-cell>
          <table:table-cell office:value-type="float" office:value="128423" calcext:value-type="float">
            <text:p>12842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28423" calcext:value-type="float">
            <text:p>128423</text:p>
          </table:table-cell>
          <table:table-cell office:value-type="float" office:value="128573" calcext:value-type="float">
            <text:p>12857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8573" calcext:value-type="float">
            <text:p>128573</text:p>
          </table:table-cell>
          <table:table-cell office:value-type="float" office:value="128672" calcext:value-type="float">
            <text:p>128672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28896" calcext:value-type="float">
            <text:p>128896</text:p>
          </table:table-cell>
          <table:table-cell office:value-type="float" office:value="128919" calcext:value-type="float">
            <text:p>12891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8672" calcext:value-type="float">
            <text:p>128672</text:p>
          </table:table-cell>
          <table:table-cell office:value-type="float" office:value="128969" calcext:value-type="float">
            <text:p>12896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29012" calcext:value-type="float">
            <text:p>129012</text:p>
          </table:table-cell>
          <table:table-cell office:value-type="float" office:value="129040" calcext:value-type="float">
            <text:p>12904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29040" calcext:value-type="float">
            <text:p>129040</text:p>
          </table:table-cell>
          <table:table-cell office:value-type="float" office:value="129348" calcext:value-type="float">
            <text:p>12934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29348" calcext:value-type="float">
            <text:p>129348</text:p>
          </table:table-cell>
          <table:table-cell office:value-type="float" office:value="129444" calcext:value-type="float">
            <text:p>12944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29444" calcext:value-type="float">
            <text:p>129444</text:p>
          </table:table-cell>
          <table:table-cell office:value-type="float" office:value="129596" calcext:value-type="float">
            <text:p>129596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29596" calcext:value-type="float">
            <text:p>129596</text:p>
          </table:table-cell>
          <table:table-cell office:value-type="float" office:value="129673" calcext:value-type="float">
            <text:p>12967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1357" calcext:value-type="float">
            <text:p>131357</text:p>
          </table:table-cell>
          <table:table-cell office:value-type="float" office:value="131407" calcext:value-type="float">
            <text:p>13140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31407" calcext:value-type="float">
            <text:p>131407</text:p>
          </table:table-cell>
          <table:table-cell office:value-type="float" office:value="131495" calcext:value-type="float">
            <text:p>13149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1495" calcext:value-type="float">
            <text:p>131495</text:p>
          </table:table-cell>
          <table:table-cell office:value-type="float" office:value="131574" calcext:value-type="float">
            <text:p>13157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1574" calcext:value-type="float">
            <text:p>131574</text:p>
          </table:table-cell>
          <table:table-cell office:value-type="float" office:value="131672" calcext:value-type="float">
            <text:p>13167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1672" calcext:value-type="float">
            <text:p>131672</text:p>
          </table:table-cell>
          <table:table-cell office:value-type="float" office:value="131767" calcext:value-type="float">
            <text:p>13176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1767" calcext:value-type="float">
            <text:p>131767</text:p>
          </table:table-cell>
          <table:table-cell office:value-type="float" office:value="131825" calcext:value-type="float">
            <text:p>13182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1825" calcext:value-type="float">
            <text:p>131825</text:p>
          </table:table-cell>
          <table:table-cell office:value-type="float" office:value="131891" calcext:value-type="float">
            <text:p>13189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1891" calcext:value-type="float">
            <text:p>131891</text:p>
          </table:table-cell>
          <table:table-cell office:value-type="float" office:value="132263" calcext:value-type="float">
            <text:p>132263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131891" calcext:value-type="float">
            <text:p>131891</text:p>
          </table:table-cell>
          <table:table-cell office:value-type="float" office:value="132263" calcext:value-type="float">
            <text:p>13226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2326" calcext:value-type="float">
            <text:p>132326</text:p>
          </table:table-cell>
          <table:table-cell office:value-type="float" office:value="132373" calcext:value-type="float">
            <text:p>13237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32373" calcext:value-type="float">
            <text:p>132373</text:p>
          </table:table-cell>
          <table:table-cell office:value-type="float" office:value="132467" calcext:value-type="float">
            <text:p>13246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2467" calcext:value-type="float">
            <text:p>132467</text:p>
          </table:table-cell>
          <table:table-cell office:value-type="float" office:value="132562" calcext:value-type="float">
            <text:p>13256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2562" calcext:value-type="float">
            <text:p>132562</text:p>
          </table:table-cell>
          <table:table-cell office:value-type="float" office:value="132865" calcext:value-type="float">
            <text:p>13286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2916" calcext:value-type="float">
            <text:p>132916</text:p>
          </table:table-cell>
          <table:table-cell office:value-type="float" office:value="132951" calcext:value-type="float">
            <text:p>132951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32951" calcext:value-type="float">
            <text:p>132951</text:p>
          </table:table-cell>
          <table:table-cell office:value-type="float" office:value="133045" calcext:value-type="float">
            <text:p>13304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3045" calcext:value-type="float">
            <text:p>133045</text:p>
          </table:table-cell>
          <table:table-cell office:value-type="float" office:value="133162" calcext:value-type="float">
            <text:p>13316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33162" calcext:value-type="float">
            <text:p>133162</text:p>
          </table:table-cell>
          <table:table-cell office:value-type="float" office:value="133322" calcext:value-type="float">
            <text:p>13332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3322" calcext:value-type="float">
            <text:p>133322</text:p>
          </table:table-cell>
          <table:table-cell office:value-type="float" office:value="133377" calcext:value-type="float">
            <text:p>13337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33377" calcext:value-type="float">
            <text:p>133377</text:p>
          </table:table-cell>
          <table:table-cell office:value-type="float" office:value="133438" calcext:value-type="float">
            <text:p>13343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3438" calcext:value-type="float">
            <text:p>133438</text:p>
          </table:table-cell>
          <table:table-cell office:value-type="float" office:value="133589" calcext:value-type="float">
            <text:p>13358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3661" calcext:value-type="float">
            <text:p>133661</text:p>
          </table:table-cell>
          <table:table-cell office:value-type="float" office:value="133745" calcext:value-type="float">
            <text:p>13374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33747" calcext:value-type="float">
            <text:p>133747</text:p>
          </table:table-cell>
          <table:table-cell office:value-type="float" office:value="133848" calcext:value-type="float">
            <text:p>133848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33745" calcext:value-type="float">
            <text:p>133745</text:p>
          </table:table-cell>
          <table:table-cell office:value-type="float" office:value="133849" calcext:value-type="float">
            <text:p>13384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3848" calcext:value-type="float">
            <text:p>133848</text:p>
          </table:table-cell>
          <table:table-cell office:value-type="float" office:value="133945" calcext:value-type="float">
            <text:p>13394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3945" calcext:value-type="float">
            <text:p>133945</text:p>
          </table:table-cell>
          <table:table-cell office:value-type="float" office:value="134023" calcext:value-type="float">
            <text:p>13402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4023" calcext:value-type="float">
            <text:p>134023</text:p>
          </table:table-cell>
          <table:table-cell office:value-type="float" office:value="134087" calcext:value-type="float">
            <text:p>13408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34087" calcext:value-type="float">
            <text:p>134087</text:p>
          </table:table-cell>
          <table:table-cell office:value-type="float" office:value="134187" calcext:value-type="float">
            <text:p>13418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4473" calcext:value-type="float">
            <text:p>134473</text:p>
          </table:table-cell>
          <table:table-cell office:value-type="float" office:value="134519" calcext:value-type="float">
            <text:p>13451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34519" calcext:value-type="float">
            <text:p>134519</text:p>
          </table:table-cell>
          <table:table-cell office:value-type="float" office:value="134611" calcext:value-type="float">
            <text:p>13461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4593" calcext:value-type="float">
            <text:p>134593</text:p>
          </table:table-cell>
          <table:table-cell office:value-type="float" office:value="134686" calcext:value-type="float">
            <text:p>134686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34686" calcext:value-type="float">
            <text:p>134686</text:p>
          </table:table-cell>
          <table:table-cell office:value-type="float" office:value="134876" calcext:value-type="float">
            <text:p>134876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134686" calcext:value-type="float">
            <text:p>134686</text:p>
          </table:table-cell>
          <table:table-cell office:value-type="float" office:value="134876" calcext:value-type="float">
            <text:p>13487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34816" calcext:value-type="float">
            <text:p>134816</text:p>
          </table:table-cell>
          <table:table-cell office:value-type="float" office:value="134878" calcext:value-type="float">
            <text:p>13487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4878" calcext:value-type="float">
            <text:p>134878</text:p>
          </table:table-cell>
          <table:table-cell office:value-type="float" office:value="134944" calcext:value-type="float">
            <text:p>13494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34944" calcext:value-type="float">
            <text:p>134944</text:p>
          </table:table-cell>
          <table:table-cell office:value-type="float" office:value="135054" calcext:value-type="float">
            <text:p>13505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5054" calcext:value-type="float">
            <text:p>135054</text:p>
          </table:table-cell>
          <table:table-cell office:value-type="float" office:value="135100" calcext:value-type="float">
            <text:p>13510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5100" calcext:value-type="float">
            <text:p>135100</text:p>
          </table:table-cell>
          <table:table-cell office:value-type="float" office:value="135300" calcext:value-type="float">
            <text:p>135300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35300" calcext:value-type="float">
            <text:p>135300</text:p>
          </table:table-cell>
          <table:table-cell office:value-type="float" office:value="135341" calcext:value-type="float">
            <text:p>13534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5300" calcext:value-type="float">
            <text:p>135300</text:p>
          </table:table-cell>
          <table:table-cell office:value-type="float" office:value="135390" calcext:value-type="float">
            <text:p>13539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5390" calcext:value-type="float">
            <text:p>135390</text:p>
          </table:table-cell>
          <table:table-cell office:value-type="float" office:value="135744" calcext:value-type="float">
            <text:p>13574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5744" calcext:value-type="float">
            <text:p>135744</text:p>
          </table:table-cell>
          <table:table-cell office:value-type="float" office:value="135846" calcext:value-type="float">
            <text:p>13584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5846" calcext:value-type="float">
            <text:p>135846</text:p>
          </table:table-cell>
          <table:table-cell office:value-type="float" office:value="136529" calcext:value-type="float">
            <text:p>13652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6771" calcext:value-type="float">
            <text:p>136771</text:p>
          </table:table-cell>
          <table:table-cell office:value-type="float" office:value="136909" calcext:value-type="float">
            <text:p>136909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36909" calcext:value-type="float">
            <text:p>136909</text:p>
          </table:table-cell>
          <table:table-cell office:value-type="float" office:value="137201" calcext:value-type="float">
            <text:p>13720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7149" calcext:value-type="float">
            <text:p>137149</text:p>
          </table:table-cell>
          <table:table-cell office:value-type="float" office:value="137233" calcext:value-type="float">
            <text:p>13723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37233" calcext:value-type="float">
            <text:p>137233</text:p>
          </table:table-cell>
          <table:table-cell office:value-type="float" office:value="137384" calcext:value-type="float">
            <text:p>13738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7384" calcext:value-type="float">
            <text:p>137384</text:p>
          </table:table-cell>
          <table:table-cell office:value-type="float" office:value="137437" calcext:value-type="float">
            <text:p>13743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7437" calcext:value-type="float">
            <text:p>137437</text:p>
          </table:table-cell>
          <table:table-cell office:value-type="float" office:value="137633" calcext:value-type="float">
            <text:p>13763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7633" calcext:value-type="float">
            <text:p>137633</text:p>
          </table:table-cell>
          <table:table-cell office:value-type="float" office:value="137803" calcext:value-type="float">
            <text:p>13780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37803" calcext:value-type="float">
            <text:p>137803</text:p>
          </table:table-cell>
          <table:table-cell office:value-type="float" office:value="137936" calcext:value-type="float">
            <text:p>13793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7997" calcext:value-type="float">
            <text:p>137997</text:p>
          </table:table-cell>
          <table:table-cell office:value-type="float" office:value="138034" calcext:value-type="float">
            <text:p>13803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38034" calcext:value-type="float">
            <text:p>138034</text:p>
          </table:table-cell>
          <table:table-cell office:value-type="float" office:value="138135" calcext:value-type="float">
            <text:p>13813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8135" calcext:value-type="float">
            <text:p>138135</text:p>
          </table:table-cell>
          <table:table-cell office:value-type="float" office:value="138268" calcext:value-type="float">
            <text:p>13826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8268" calcext:value-type="float">
            <text:p>138268</text:p>
          </table:table-cell>
          <table:table-cell office:value-type="float" office:value="138477" calcext:value-type="float">
            <text:p>13847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8513" calcext:value-type="float">
            <text:p>138513</text:p>
          </table:table-cell>
          <table:table-cell office:value-type="float" office:value="138555" calcext:value-type="float">
            <text:p>13855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38555" calcext:value-type="float">
            <text:p>138555</text:p>
          </table:table-cell>
          <table:table-cell office:value-type="float" office:value="138649" calcext:value-type="float">
            <text:p>13864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8649" calcext:value-type="float">
            <text:p>138649</text:p>
          </table:table-cell>
          <table:table-cell office:value-type="float" office:value="138723" calcext:value-type="float">
            <text:p>13872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8723" calcext:value-type="float">
            <text:p>138723</text:p>
          </table:table-cell>
          <table:table-cell office:value-type="float" office:value="138787" calcext:value-type="float">
            <text:p>138787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38616" calcext:value-type="float">
            <text:p>138616</text:p>
          </table:table-cell>
          <table:table-cell office:value-type="float" office:value="138838" calcext:value-type="float">
            <text:p>138838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9266" calcext:value-type="float">
            <text:p>139266</text:p>
          </table:table-cell>
          <table:table-cell office:value-type="float" office:value="139365" calcext:value-type="float">
            <text:p>13936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39365" calcext:value-type="float">
            <text:p>139365</text:p>
          </table:table-cell>
          <table:table-cell office:value-type="float" office:value="139463" calcext:value-type="float">
            <text:p>13946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39463" calcext:value-type="float">
            <text:p>139463</text:p>
          </table:table-cell>
          <table:table-cell office:value-type="float" office:value="139635" calcext:value-type="float">
            <text:p>13963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39635" calcext:value-type="float">
            <text:p>139635</text:p>
          </table:table-cell>
          <table:table-cell office:value-type="float" office:value="139927" calcext:value-type="float">
            <text:p>13992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39983" calcext:value-type="float">
            <text:p>139983</text:p>
          </table:table-cell>
          <table:table-cell office:value-type="float" office:value="140020" calcext:value-type="float">
            <text:p>14002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40020" calcext:value-type="float">
            <text:p>140020</text:p>
          </table:table-cell>
          <table:table-cell office:value-type="float" office:value="140122" calcext:value-type="float">
            <text:p>14012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0122" calcext:value-type="float">
            <text:p>140122</text:p>
          </table:table-cell>
          <table:table-cell office:value-type="float" office:value="140210" calcext:value-type="float">
            <text:p>14021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40210" calcext:value-type="float">
            <text:p>140210</text:p>
          </table:table-cell>
          <table:table-cell office:value-type="float" office:value="140492" calcext:value-type="float">
            <text:p>14049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0492" calcext:value-type="float">
            <text:p>140492</text:p>
          </table:table-cell>
          <table:table-cell office:value-type="float" office:value="140524" calcext:value-type="float">
            <text:p>14052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40524" calcext:value-type="float">
            <text:p>140524</text:p>
          </table:table-cell>
          <table:table-cell office:value-type="float" office:value="140600" calcext:value-type="float">
            <text:p>14060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40626" calcext:value-type="float">
            <text:p>140626</text:p>
          </table:table-cell>
          <table:table-cell office:value-type="float" office:value="140762" calcext:value-type="float">
            <text:p>140762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40762" calcext:value-type="float">
            <text:p>140762</text:p>
          </table:table-cell>
          <table:table-cell office:value-type="float" office:value="140980" calcext:value-type="float">
            <text:p>140980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40944" calcext:value-type="float">
            <text:p>140944</text:p>
          </table:table-cell>
          <table:table-cell office:value-type="float" office:value="141024" calcext:value-type="float">
            <text:p>14102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0980" calcext:value-type="float">
            <text:p>140980</text:p>
          </table:table-cell>
          <table:table-cell office:value-type="float" office:value="141099" calcext:value-type="float">
            <text:p>14109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41099" calcext:value-type="float">
            <text:p>141099</text:p>
          </table:table-cell>
          <table:table-cell office:value-type="float" office:value="141201" calcext:value-type="float">
            <text:p>14120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1201" calcext:value-type="float">
            <text:p>141201</text:p>
          </table:table-cell>
          <table:table-cell office:value-type="float" office:value="141250" calcext:value-type="float">
            <text:p>14125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41250" calcext:value-type="float">
            <text:p>141250</text:p>
          </table:table-cell>
          <table:table-cell office:value-type="float" office:value="141337" calcext:value-type="float">
            <text:p>141337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41410" calcext:value-type="float">
            <text:p>141410</text:p>
          </table:table-cell>
          <table:table-cell office:value-type="float" office:value="141419" calcext:value-type="float">
            <text:p>141419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41448" calcext:value-type="float">
            <text:p>141448</text:p>
          </table:table-cell>
          <table:table-cell office:value-type="float" office:value="141471" calcext:value-type="float">
            <text:p>14147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1439" calcext:value-type="float">
            <text:p>141439</text:p>
          </table:table-cell>
          <table:table-cell office:value-type="float" office:value="141555" calcext:value-type="float">
            <text:p>14155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41555" calcext:value-type="float">
            <text:p>141555</text:p>
          </table:table-cell>
          <table:table-cell office:value-type="float" office:value="141664" calcext:value-type="float">
            <text:p>14166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1664" calcext:value-type="float">
            <text:p>141664</text:p>
          </table:table-cell>
          <table:table-cell office:value-type="float" office:value="141729" calcext:value-type="float">
            <text:p>14172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41729" calcext:value-type="float">
            <text:p>141729</text:p>
          </table:table-cell>
          <table:table-cell office:value-type="float" office:value="141799" calcext:value-type="float">
            <text:p>14179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41965" calcext:value-type="float">
            <text:p>141965</text:p>
          </table:table-cell>
          <table:table-cell office:value-type="float" office:value="142039" calcext:value-type="float">
            <text:p>14203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42039" calcext:value-type="float">
            <text:p>142039</text:p>
          </table:table-cell>
          <table:table-cell office:value-type="float" office:value="142133" calcext:value-type="float">
            <text:p>14213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2133" calcext:value-type="float">
            <text:p>142133</text:p>
          </table:table-cell>
          <table:table-cell office:value-type="float" office:value="142200" calcext:value-type="float">
            <text:p>14220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42125" calcext:value-type="float">
            <text:p>142125</text:p>
          </table:table-cell>
          <table:table-cell office:value-type="float" office:value="142240" calcext:value-type="float">
            <text:p>14224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42200" calcext:value-type="float">
            <text:p>142200</text:p>
          </table:table-cell>
          <table:table-cell office:value-type="float" office:value="142307" calcext:value-type="float">
            <text:p>14230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2307" calcext:value-type="float">
            <text:p>142307</text:p>
          </table:table-cell>
          <table:table-cell office:value-type="float" office:value="142380" calcext:value-type="float">
            <text:p>14238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42380" calcext:value-type="float">
            <text:p>142380</text:p>
          </table:table-cell>
          <table:table-cell office:value-type="float" office:value="142438" calcext:value-type="float">
            <text:p>142438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42240" calcext:value-type="float">
            <text:p>142240</text:p>
          </table:table-cell>
          <table:table-cell office:value-type="float" office:value="142574" calcext:value-type="float">
            <text:p>14257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2574" calcext:value-type="float">
            <text:p>142574</text:p>
          </table:table-cell>
          <table:table-cell office:value-type="float" office:value="142645" calcext:value-type="float">
            <text:p>14264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42645" calcext:value-type="float">
            <text:p>142645</text:p>
          </table:table-cell>
          <table:table-cell office:value-type="float" office:value="143793" calcext:value-type="float">
            <text:p>14379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3793" calcext:value-type="float">
            <text:p>143793</text:p>
          </table:table-cell>
          <table:table-cell office:value-type="float" office:value="143912" calcext:value-type="float">
            <text:p>14391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43912" calcext:value-type="float">
            <text:p>143912</text:p>
          </table:table-cell>
          <table:table-cell office:value-type="float" office:value="143989" calcext:value-type="float">
            <text:p>14398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3989" calcext:value-type="float">
            <text:p>143989</text:p>
          </table:table-cell>
          <table:table-cell office:value-type="float" office:value="144049" calcext:value-type="float">
            <text:p>14404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44049" calcext:value-type="float">
            <text:p>144049</text:p>
          </table:table-cell>
          <table:table-cell office:value-type="float" office:value="144105" calcext:value-type="float">
            <text:p>14410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4195" calcext:value-type="float">
            <text:p>144195</text:p>
          </table:table-cell>
          <table:table-cell office:value-type="float" office:value="144265" calcext:value-type="float">
            <text:p>14426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44265" calcext:value-type="float">
            <text:p>144265</text:p>
          </table:table-cell>
          <table:table-cell office:value-type="float" office:value="144426" calcext:value-type="float">
            <text:p>14442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44475" calcext:value-type="float">
            <text:p>144475</text:p>
          </table:table-cell>
          <table:table-cell office:value-type="float" office:value="144524" calcext:value-type="float">
            <text:p>14452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44524" calcext:value-type="float">
            <text:p>144524</text:p>
          </table:table-cell>
          <table:table-cell office:value-type="float" office:value="144748" calcext:value-type="float">
            <text:p>14474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4748" calcext:value-type="float">
            <text:p>144748</text:p>
          </table:table-cell>
          <table:table-cell office:value-type="float" office:value="144839" calcext:value-type="float">
            <text:p>14483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44839" calcext:value-type="float">
            <text:p>144839</text:p>
          </table:table-cell>
          <table:table-cell office:value-type="float" office:value="145030" calcext:value-type="float">
            <text:p>14503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45076" calcext:value-type="float">
            <text:p>145076</text:p>
          </table:table-cell>
          <table:table-cell office:value-type="float" office:value="145105" calcext:value-type="float">
            <text:p>14510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45105" calcext:value-type="float">
            <text:p>145105</text:p>
          </table:table-cell>
          <table:table-cell office:value-type="float" office:value="145207" calcext:value-type="float">
            <text:p>14520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45207" calcext:value-type="float">
            <text:p>145207</text:p>
          </table:table-cell>
          <table:table-cell office:value-type="float" office:value="145287" calcext:value-type="float">
            <text:p>14528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45287" calcext:value-type="float">
            <text:p>145287</text:p>
          </table:table-cell>
          <table:table-cell office:value-type="float" office:value="145334" calcext:value-type="float">
            <text:p>145334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45805" calcext:value-type="float">
            <text:p>145805</text:p>
          </table:table-cell>
          <table:table-cell office:value-type="float" office:value="145866" calcext:value-type="float">
            <text:p>14586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30:55.124818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5S</meta:editing-duration>
    <meta:editing-cycles>6</meta:editing-cycles>
    <meta:generator>LibreOffice/6.0.4.2$Linux_X86_64 LibreOffice_project/9b0d9b32d5dcda91d2f1a96dc04c645c450872bf</meta:generator>
    <dc:date>2018-09-25T10:31:33.285677698</dc:date>
    <meta:document-statistic meta:table-count="3" meta:cell-count="1539" meta:object-count="0"/>
    <meta:user-defined meta:name="Info 1"/>
    <meta:user-defined meta:name="Info 2"/>
    <meta:user-defined meta:name="Info 3"/>
    <meta:user-defined meta:name="Info 4"/>
  </office:meta>
</office:document-meta>
</file>